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605" officeooo:paragraph-rsid="00058605"/>
    </style:style>
    <style:style style:name="P2" style:family="paragraph" style:parent-style-name="Standard">
      <style:text-properties officeooo:rsid="00058605" officeooo:paragraph-rsid="0007c357"/>
    </style:style>
    <style:style style:name="P3" style:family="paragraph" style:parent-style-name="Standard">
      <style:text-properties officeooo:rsid="00058605" officeooo:paragraph-rsid="000b070c"/>
    </style:style>
    <style:style style:name="P4" style:family="paragraph" style:parent-style-name="Standard">
      <style:text-properties officeooo:rsid="000673e0" officeooo:paragraph-rsid="000673e0"/>
    </style:style>
    <style:style style:name="P5" style:family="paragraph" style:parent-style-name="Standard">
      <style:text-properties officeooo:rsid="000dcc5b" officeooo:paragraph-rsid="000dcc5b"/>
    </style:style>
    <style:style style:name="P6" style:family="paragraph" style:parent-style-name="Standard">
      <style:text-properties officeooo:rsid="00102438" officeooo:paragraph-rsid="00102438"/>
    </style:style>
    <style:style style:name="P7" style:family="paragraph" style:parent-style-name="Standard">
      <style:text-properties officeooo:rsid="00103f8f" officeooo:paragraph-rsid="00103f8f"/>
    </style:style>
    <style:style style:name="P8" style:family="paragraph" style:parent-style-name="Standard">
      <style:text-properties officeooo:rsid="00121efd" officeooo:paragraph-rsid="00121efd"/>
    </style:style>
    <style:style style:name="P9" style:family="paragraph" style:parent-style-name="Standard">
      <style:text-properties officeooo:rsid="00102438" officeooo:paragraph-rsid="00102438"/>
    </style:style>
    <style:style style:name="P10" style:family="paragraph" style:parent-style-name="Standard">
      <style:text-properties officeooo:rsid="0013ee78" officeooo:paragraph-rsid="0013ee78"/>
    </style:style>
    <style:style style:name="P11" style:family="paragraph" style:parent-style-name="Standard">
      <style:text-properties officeooo:rsid="0015c402" officeooo:paragraph-rsid="0015c402"/>
    </style:style>
    <style:style style:name="P12" style:family="paragraph" style:parent-style-name="Standard">
      <style:text-properties officeooo:rsid="001660b5" officeooo:paragraph-rsid="001660b5"/>
    </style:style>
    <style:style style:name="P13" style:family="paragraph" style:parent-style-name="Standard">
      <style:text-properties officeooo:rsid="001721cd" officeooo:paragraph-rsid="001721cd"/>
    </style:style>
    <style:style style:name="P14" style:family="paragraph" style:parent-style-name="Standard">
      <style:text-properties officeooo:rsid="0017c14d" officeooo:paragraph-rsid="0017c14d"/>
    </style:style>
    <style:style style:name="P15" style:family="paragraph" style:parent-style-name="Standard">
      <style:text-properties officeooo:rsid="0017ec03" officeooo:paragraph-rsid="0017ec03"/>
    </style:style>
    <style:style style:name="P16" style:family="paragraph" style:parent-style-name="Standard">
      <style:text-properties officeooo:rsid="001812f8" officeooo:paragraph-rsid="001812f8"/>
    </style:style>
    <style:style style:name="P17" style:family="paragraph">
      <style:text-properties fo:font-size="12pt"/>
    </style:style>
    <style:style style:name="T1" style:family="text">
      <style:text-properties officeooo:rsid="0007c357"/>
    </style:style>
    <style:style style:name="T2" style:family="text">
      <style:text-properties officeooo:rsid="000b070c"/>
    </style:style>
    <style:style style:name="T3" style:family="text">
      <style:text-properties officeooo:rsid="000e7b0e"/>
    </style:style>
    <style:style style:name="T4" style:family="text">
      <style:text-properties officeooo:rsid="00121efd"/>
    </style:style>
    <style:style style:name="T5" style:family="text">
      <style:text-properties officeooo:rsid="001660b5"/>
    </style:style>
    <style:style style:name="T6" style:family="text">
      <style:text-properties officeooo:rsid="00103f8f"/>
    </style:style>
    <style:style style:name="gr1" style:family="graphic">
      <style:graphic-properties draw:textarea-horizontal-align="justify" draw:textarea-vertical-align="middle" draw:auto-grow-height="false" fo:min-height="0.318cm" fo:min-width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5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financiero:</text:p>
      <text:p text:style-name="P1">- Previsión de Tesorería</text:p>
      <text:p text:style-name="P4">Criterio de caja:</text:p>
      <text:p text:style-name="P1"><text:tab/>Cobros</text:p>
      <text:p text:style-name="P1"><text:tab/>Pagos</text:p>
      <text:p text:style-name="P1">-Cuenta de pérdidas y ganancias (previsonal)</text:p>
      <text:p text:style-name="P4">Criterio de devengo:</text:p>
      <text:p text:style-name="P1"><text:tab/>Ingresos</text:p>
      <text:p text:style-name="P1"><text:tab/>Gastos</text:p>
      <text:p text:style-name="P1">-Balance previsional</text:p>
      <text:p text:style-name="P1"><text:tab/>Patrimonio<text:span text:style-name="T1">=bienes+derechos de cobro+obligaciones de pago+capital</text:span></text:p>
      <text:p text:style-name="P1"/>
      <text:p text:style-name="P2"><text:tab/><text:tab/><text:span text:style-name="T1">Estructura económica= bienes+derechos de cobro</text:span></text:p>
      <text:p text:style-name="P2"><text:tab/><text:tab/><text:span text:style-name="T1">Estructura financiera=obligaciones de pago+capital</text:span></text:p>
      <text:p text:style-name="P2"/>
      <text:p text:style-name="P2"><text:tab/><text:tab/><text:span text:style-name="T1">Estructura económica = Estructura financiera</text:span></text:p>
      <text:p text:style-name="P2"><draw:custom-shape text:anchor-type="paragraph" draw:z-index="0" draw:name="Forma 1" draw:style-name="gr2" svg:width="0.191cm" svg:height="0.417cm" svg:x="4.133cm" svg:y="0.0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Forma 2" draw:style-name="gr1" draw:text-style-name="P17" svg:width="0.214cm" svg:height="0.362cm" svg:x="8.31cm" svg:y="0.1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/text:p>
      <text:p text:style-name="P2"><text:tab/><text:tab/><text:tab/><text:span text:style-name="T1">Activo <text:s text:c="11"/>= <text:s text:c="6"/>Pasivo+capital(neto patrimonial)</text:span></text:p>
      <text:p text:style-name="P2"/>
      <text:p text:style-name="P2"><text:tab/><text:span text:style-name="T2">Empresa en funcionamiento:</text:span></text:p>
      <text:p text:style-name="P3"><text:tab/><text:span text:style-name="T1">Activo <text:s text:c="11"/>= <text:s text:c="6"/>Pasivo+capital(neto patrimonial)</text:span><text:span text:style-name="T2">+- Resultado</text:span></text:p>
      <text:p text:style-name="P3"/>
      <text:p text:style-name="P3"/>
      <text:p text:style-name="P3"/>
      <text:p text:style-name="P3">------------------------------------------------------------------------------------</text:p>
      <text:p text:style-name="P5">Empresa:</text:p>
      <text:p text:style-name="P5">-Inventario</text:p>
      <text:p text:style-name="P5">-Balance inicial</text:p>
      <text:p text:style-name="P5">-Diario</text:p>
      <text:p text:style-name="P5">-Libro mayor</text:p>
      <text:p text:style-name="P5">-Balance situación</text:p>
      <text:p text:style-name="P5">-Cuenta de resultados</text:p>
      <text:p text:style-name="P5">-Bal<text:span text:style-name="T3">an</text:span>ce final</text:p>
      <text:p text:style-name="P1"/>
      <text:p text:style-name="P1"/>
      <text:p text:style-name="P1">--------------------------------------------------------------------------------------</text:p>
      <text:p text:style-name="P6">Ratios</text:p>
      <text:p text:style-name="P16">Nota: <text:span text:style-name="T6">Pasivo exigible=Pasivo corriente+pasivo no corriente</text:span></text:p>
      <text:p text:style-name="P6"/>
      <text:p text:style-name="P6">Punto muerto <text:span text:style-name="T4">o umbral de rentabilidad o checkpoint</text:span></text:p>
      <text:p text:style-name="P11">Ingresos totales = Costes totales</text:p>
      <text:p text:style-name="P11">Precio de venta x Cantidad vendida = Costes fijos + <text:span text:style-name="T5">(</text:span>Costes variables <text:span text:style-name="T5">unitarios x Cantidad)</text:span></text:p>
      <text:p text:style-name="P12"/>
      <text:p text:style-name="P6">Cálculo de beneficio</text:p>
      <text:p text:style-name="P13">Beneficio =Ingresos Totales - Costes totales</text:p>
      <text:p text:style-name="P14">B=(P X Q) - (CF +CVu X Q)</text:p>
      <text:p text:style-name="P13"/>
      <text:p text:style-name="P10">Precio técnico</text:p>
      <text:p text:style-name="P14">Precio tecnico = Coste fijo unitario = Beneficio = 0</text:p>
      <text:p text:style-name="P14">(PxQ)-[CF+(CVuxQ)]=0</text:p>
      <text:p text:style-name="P14">(PXQ)-CT=0</text:p>
      <text:p text:style-name="P14">(PXQ)=CT</text:p>
      <text:p text:style-name="P14"><text:soft-page-break/>P=CT/Q=(CF/Q)+CVu</text:p>
      <text:p text:style-name="P10">Precio de mercado o precio de venta</text:p>
      <text:p text:style-name="P15">Precio venta = Precio técnico + margen comerciales</text:p>
      <text:p text:style-name="P15">Pv=Pt x (1+ margen comercial)</text:p>
      <text:p text:style-name="P10"/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9:05:05.443000000</meta:creation-date>
    <meta:generator>LibreOffice/7.2.2.2$Windows_X86_64 LibreOffice_project/02b2acce88a210515b4a5bb2e46cbfb63fe97d56</meta:generator>
    <dc:date>2022-03-25T19:40:55.430000000</dc:date>
    <meta:editing-duration>PT2H41M3S</meta:editing-duration>
    <meta:editing-cycles>21</meta:editing-cycles>
    <meta:document-statistic meta:table-count="0" meta:image-count="0" meta:object-count="0" meta:page-count="2" meta:paragraph-count="45" meta:word-count="159" meta:character-count="1383" meta:non-whitespace-character-count="1214"/>
  </office:meta>
</office:document-meta>
</file>